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07268" officeooo:paragraph-rsid="0010726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07268" officeooo:paragraph-rsid="0010726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officeooo:rsid="0013b961" officeooo:paragraph-rsid="0013b961" style:font-style-asian="italic" style:font-weight-asian="bold" style:font-style-complex="italic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24688" officeooo:paragraph-rsid="00124688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24688" officeooo:paragraph-rsid="00124688" style:font-style-asian="italic" style:font-weight-asian="normal" style:font-style-complex="italic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32770" officeooo:paragraph-rsid="00132770" style:font-style-asian="italic" style:font-weight-asian="normal" style:font-style-complex="italic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53d72" officeooo:paragraph-rsid="00153d72" style:font-style-asian="italic" style:font-weight-asian="normal" style:font-style-complex="italic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6baee" officeooo:paragraph-rsid="0016baee" style:font-style-asian="italic" style:font-weight-asian="normal" style:font-style-complex="italic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6bd9d" officeooo:paragraph-rsid="0016bd9d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24688" officeooo:paragraph-rsid="0012468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24688" officeooo:paragraph-rsid="0012468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32770" officeooo:paragraph-rsid="00132770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53d72" officeooo:paragraph-rsid="00153d72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53d72" officeooo:paragraph-rsid="00153d7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bold" officeooo:rsid="00124688" officeooo:paragraph-rsid="00124688" style:font-style-asian="normal" style:font-weight-asian="bold" style:font-style-complex="normal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17e5af"/>
    </style:style>
    <style:style style:name="P17" style:family="paragraph" style:parent-style-name="Standard" style:list-style-name="L6">
      <style:paragraph-properties fo:text-align="start" style:justify-single-word="false"/>
      <style:text-properties officeooo:paragraph-rsid="0017e5af"/>
    </style:style>
    <style:style style:name="P18" style:family="paragraph" style:parent-style-name="Standard">
      <style:paragraph-properties fo:text-align="start" style:justify-single-word="false"/>
      <style:text-properties officeooo:paragraph-rsid="0017e5af"/>
    </style:style>
    <style:style style:name="P19" style:family="paragraph" style:parent-style-name="Standard" style:list-style-name="L3">
      <style:paragraph-properties fo:text-align="start" style:justify-single-word="false"/>
      <style:text-properties fo:font-style="italic" officeooo:rsid="0017e5af" officeooo:paragraph-rsid="0017e5af" style:font-style-asian="italic" style:font-style-complex="italic"/>
    </style:style>
    <style:style style:name="P20" style:family="paragraph" style:parent-style-name="Standard" style:list-style-name="L7">
      <style:paragraph-properties fo:text-align="start" style:justify-single-word="false"/>
      <style:text-properties fo:font-style="italic" style:text-underline-style="none" fo:font-weight="normal" officeooo:rsid="0018a639" officeooo:paragraph-rsid="0018a639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7e5af" officeooo:paragraph-rsid="0017e5af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/>
    </style:style>
    <style:style style:name="T4" style:family="text">
      <style:text-properties fo:font-size="12pt" fo:font-style="italic" fo:font-weight="normal" officeooo:rsid="0017e5af" style:font-style-asian="italic" style:font-weight-asian="normal" style:font-style-complex="italic" style:font-weight-complex="normal"/>
    </style:style>
    <style:style style:name="T5" style:family="text">
      <style:text-properties fo:font-size="12pt" fo:font-style="italic" style:font-style-asian="italic" style:font-style-complex="italic"/>
    </style:style>
    <style:style style:name="T6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officeooo:rsid="0017e5af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fo:font-weight="normal" officeooo:rsid="0018a639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style:font-style-asian="normal" style:font-style-complex="normal"/>
    </style:style>
    <style:style style:name="T10" style:family="text">
      <style:text-properties fo:font-size="12pt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by Inputs and Outputs</text:p>
      <text:p text:style-name="P2"/>
      <text:p text:style-name="P1">Output Commands</text:p>
      <text:list xml:id="list644563443" text:style-name="L1">
        <text:list-item>
          <text:p text:style-name="P4">To output information, use the <text:span text:style-name="T1">print</text:span><text:span text:style-name="T2"> command or </text:span><text:span text:style-name="T1">puts</text:span><text:span text:style-name="T2"> command.</text:span></text:p>
          <text:list>
            <text:list-item>
              <text:p text:style-name="P4"><text:span text:style-name="T2">The difference between </text:span><text:span text:style-name="T1">prints</text:span><text:span text:style-name="T2"> and </text:span><text:span text:style-name="T1">puts</text:span><text:span text:style-name="T2">:</text:span></text:p>
              <text:list>
                <text:list-item>
                  <text:p text:style-name="P5">puts<text:span text:style-name="T2"> appends a new line to the argument passed in, where as </text:span>print<text:span text:style-name="T2"> keeps things all on one line.</text:span></text:p>
                </text:list-item>
                <text:list-item>
                  <text:p text:style-name="P5"><text:span text:style-name="T2">They both return </text:span>nil<text:span text:style-name="T2">.</text:span></text:p>
                </text:list-item>
              </text:list>
            </text:list-item>
            <text:list-item>
              <text:p text:style-name="P10">Semicolons are never required in Ruby, but allow you to run multiple Ruby commands all on one line.</text:p>
            </text:list-item>
          </text:list>
        </text:list-item>
      </text:list>
      <text:p text:style-name="P11"/>
      <text:p text:style-name="P15">Input Commands</text:p>
      <text:list xml:id="list3293539173" text:style-name="L2">
        <text:list-item>
          <text:p text:style-name="P6"><text:span text:style-name="T2">Accepting inputs from users can be done with </text:span>gets<text:span text:style-name="T2"> command. When </text:span>gets<text:span text:style-name="T2"> is used, the program execution will and and wait for user input. After the user presses </text:span>Enter<text:span text:style-name="T2">, the program will continue its execution.</text:span></text:p>
        </text:list-item>
        <text:list-item>
          <text:p text:style-name="P6">Gets<text:span text:style-name="T2"> will return the user input instead of </text:span>nil<text:span text:style-name="T2">.</text:span></text:p>
        </text:list-item>
        <text:list-item>
          <text:p text:style-name="P6"><text:span text:style-name="T2">The </text:span>gets<text:span text:style-name="T2"> command will always return a new line at the end of the input. It is commonly used to read streams and multiline files. To remove the /n, the </text:span>chomp<text:span text:style-name="T2"> method is used.</text:span></text:p>
        </text:list-item>
      </text:list>
      <text:p text:style-name="P12"/>
      <text:p text:style-name="P3"><text:span text:style-name="T2">The </text:span>puts<text:span text:style-name="T2"> Statement</text:span></text:p>
      <text:list xml:id="list422563323" text:style-name="L3">
        <text:list-item>
          <text:p text:style-name="P13">The <text:span text:style-name="T1">puts</text:span> statement instructs the program to display the value stored in the variable. <text:s/>This will add a new line at the end of each line it writes.</text:p>
        </text:list-item>
        <text:list-item>
          <text:p text:style-name="P16"><text:span text:style-name="T4">puts</text:span><text:span text:style-name="T7"> attemps to convert everything into a string (by calling to_s)</text:span></text:p>
        </text:list-item>
        <text:list-item>
          <text:p text:style-name="P19"><text:span text:style-name="T10">puts</text:span><text:span text:style-name="T6"> with an array with </text:span><text:span text:style-name="T10">nil</text:span><text:span text:style-name="T6"> values will display empty lines.</text:span></text:p>
          <text:list>
            <text:list-item>
              <text:p text:style-name="P19"><text:span text:style-name="T6">displays array elements one-per-lin</text:span><text:span text:style-name="T8">e</text:span></text:p>
            </text:list-item>
          </text:list>
          <text:p text:style-name="P13"/>
        </text:list-item>
      </text:list>
      <text:p text:style-name="P3"><text:span text:style-name="T2">The </text:span>gets<text:span text:style-name="T2"> Statement</text:span></text:p>
      <text:list xml:id="list4112562516" text:style-name="L4">
        <text:list-item>
          <text:p text:style-name="P7"><text:span text:style-name="T2">The </text:span>gets<text:span text:style-name="T2"> statement can be used to take any input from theuser from the standard screen called STDIN</text:span></text:p>
          <text:p text:style-name="P14"/>
        </text:list-item>
      </text:list>
      <text:p text:style-name="P3"><text:span text:style-name="T2">The </text:span>putc <text:span text:style-name="T2">Statement</text:span></text:p>
      <text:list xml:id="list844675360" text:style-name="L5">
        <text:list-item>
          <text:p text:style-name="P8"><text:span text:style-name="T2">The </text:span>putc<text:span text:style-name="T2"> statement can be used to output one character at a time.</text:span></text:p>
          <text:list>
            <text:list-item>
              <text:p text:style-name="P8"><text:span text:style-name="T2">ex. </text:span>str = 'Hello' | putc str =&gt; H</text:p>
              <text:p text:style-name="P8"/>
            </text:list-item>
          </text:list>
        </text:list-item>
      </text:list>
      <text:p text:style-name="P3"><text:span text:style-name="T2">The </text:span>print<text:span text:style-name="T2"> Statement</text:span></text:p>
      <text:list xml:id="list870836783" text:style-name="L6">
        <text:list-item>
          <text:p text:style-name="P9"><text:span text:style-name="T2">The print statement is similar to the </text:span>puts <text:span text:style-name="T2">statement. </text:span>print<text:span text:style-name="T2"> does not go to a new line after printing the contents.</text:span></text:p>
        </text:list-item>
        <text:list-item>
          <text:p text:style-name="P17"><text:span text:style-name="T4">print</text:span><text:span text:style-name="T7"> attemps to convert everything into a string (by calling to_s)</text:span></text:p>
        </text:list-item>
      </text:list>
      <text:p text:style-name="P18"><text:span text:style-name="T7"/></text:p>
      <text:p text:style-name="P21"><text:span text:style-name="T9">The </text:span><text:span text:style-name="T5">p</text:span><text:span text:style-name="T9"> Statement</text:span></text:p>
      <text:list xml:id="list460795940" text:style-name="L7">
        <text:list-item>
          <text:p text:style-name="P20"><text:span text:style-name="T3">p</text:span><text:span text:style-name="T9"> is a method that shows a more 'raw' version of an object. </text:span></text:p>
        </text:list-item>
        <text:list-item>
          <text:p text:style-name="P20"><text:span text:style-name="T3">p</text:span><text:span text:style-name="T9"> returns the object you pass to it.</text:span></text:p>
          <text:p text:style-name="P20"><text:span text:style-name="T9"/></text:p>
        </text:list-item>
        <text:list-item>
          <text:p text:style-name="P20"><text:span text:style-name="T9">There is </text:span><text:span text:style-name="T3">pp</text:span><text:span text:style-name="T9"> which prints big hashes &amp; arrays in a nicer way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2" meta:word-count="342" meta:character-count="1744" meta:non-whitespace-character-count="1452"/>
  </office:meta>
</office:document-meta>
</file>